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Open Sans Light1" svg:font-family="'Open Sans Light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master-page-name="Converted1">
      <style:paragraph-properties fo:line-height="100%" style:page-number="auto"/>
    </style:style>
    <style:style style:name="P5" style:family="paragraph" style:parent-style-name="Standard" style:master-page-name="Converted2">
      <style:paragraph-properties fo:line-height="100%" style:page-number="auto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top="0.25in" fo:margin-bottom="0in" loext:contextual-spacing="false" fo:line-height="113%"/>
    </style:style>
    <style:style style:name="P9" style:family="paragraph" style:parent-style-name="Heading_20_1" style:master-page-name="Standard">
      <style:paragraph-properties style:page-number="1"/>
    </style:style>
    <style:style style:name="P10" style:family="paragraph" style:parent-style-name="Heading_20_2">
      <style:paragraph-properties fo:margin-top="0.3335in" fo:margin-bottom="0.0835in" loext:contextual-spacing="false" fo:line-height="113%"/>
    </style:style>
    <style:style style:name="P11" style:family="paragraph" style:parent-style-name="Heading_20_2">
      <style:paragraph-properties fo:keep-together="auto" fo:keep-with-next="auto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font-name="Open Sans Light" fo:font-size="10pt" style:font-name-asian="Open Sans Light1" style:font-size-asian="10pt" style:font-name-complex="Open Sans Light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bbcmffrw7ki"/>HW1: Desenvolvimento de testes</text:p>
      <text:p text:style-name="Standard"><text:span text:style-name="T1">I. Oliveira, v2019-04-16.</text:span></text:p>
      <text:p text:style-name="Heading_20_2"><text:bookmark text:name="_t46t9njsn5xn"/>Objetivo</text:p>
      <text:p text:style-name="Standard">Demonstrar a utilização de vários níveis de teste num projeto web, com multiplas camadas.</text:p>
      <text:p text:style-name="Standard">Trabalho individual.</text:p>
      <text:p text:style-name="P10"><text:bookmark text:name="_uclji0dzm3wm"/>Tarefas </text:p>
      <text:p text:style-name="Heading_20_3"><text:bookmark text:name="_qbmwr1hxzlnj"/>Âmbito funcional</text:p>
      <text:p text:style-name="Standard">Considere um projeto para realizar a consulta da previsão meteorológica para os próximos dias, para uma determinada zona. </text:p>
      <text:p text:style-name="Standard">Para isso, o projeto deve incluir <text:span text:style-name="T2">diferentes componentes</text:span>:</text:p>
      <text:list xml:id="list1203083098" text:style-name="WWNum3">
        <text:list-item>
          <text:p text:style-name="P1">“Uma” <text:span text:style-name="T2">página web</text:span>, minimalista, que permite inserir ou selecionar uma localidade e consultar a respetiva previsão (pode ser mais que uma página, mas muito simples). O número de dias incluídos na previsão pode ser predefinido.</text:p>
        </text:list-item>
        <text:list-item>
          <text:p text:style-name="P1"><text:span text:style-name="T2">Uma API (REST)</text:span> que pode ser invocada por clientes externos. A API permite interrogar programaticamente a previsão meterológica para diferentes localidades.</text:p>
        </text:list-item>
        <text:list-item>
          <text:p text:style-name="P1"><text:span text:style-name="T2">Integração com fonte externa</text:span>. Os dados reais de previsão meteorológica devem ser obtidos de serviços remotos . Isto é, o próprio serviço de consulta de previsão meteorológica a implementar deve atuar como um cliente (de uma API de terceiros) para obter os valores da Internet<text:span text:style-name="T4"><text:note text:id="ftn1" text:note-class="footnote"><text:note-citation>1</text:note-citation><text:note-body><text:p text:style-name="P4"><text:span text:style-name="T4"/><text:span text:style-name="T5"> E.g.: </text:span><text:a xlink:type="simple" xlink:href="https://darksky.net/dev" text:style-name="Internet_20_link" text:visited-style-name="Visited_20_Internet_20_Link"><text:span text:style-name="T6">https://darksky.net/dev</text:span></text:a><text:span text:style-name="T5"> , </text:span><text:a xlink:type="simple" xlink:href="http://api.ipma.pt" text:style-name="Internet_20_link" text:visited-style-name="Visited_20_Internet_20_Link"><text:span text:style-name="T6">http://api.ipma.pt</text:span></text:a></text:p></text:note-body></text:note></text:span>. A solução deve também implementar internamente uma <text:span text:style-name="T1">cache</text:span> local<text:span text:style-name="T4"><text:note text:id="ftn2" text:note-class="footnote"><text:note-citation>2</text:note-citation><text:note-body><text:p text:style-name="P5"><text:span text:style-name="T4"/><text:span text:style-name="T5"> Esta estrutura deve ser implementada (ainda que de forma básica); não se pretende reutilizar biliotecas existentes (e.g.: JCache).</text:span></text:p></text:note-body></text:note></text:span> (em memória), com os últimos resultados da fonte externa copiados localmente. A <text:span text:style-name="T1">cache</text:span> <text:s/>deve definir uma política de validade (<text:span text:style-name="T1">time-to-live</text:span>) e produzir algumas estatísticas básicas sobre o seu funcionamento (nr de pedidos, <text:span text:style-name="T1">hits/misses</text:span>), que não precisam de ser guardadas de forma persistente.</text:p>
        </text:list-item>
      </text:list>
      <text:p text:style-name="Heading_20_3"><text:bookmark text:name="_vnmuowk9igfh"/><text:span text:style-name="T1">Stack </text:span>tecnológica</text:p>
      <text:p text:style-name="Standard">A solução deve basear-se em Java EE 8 <text:span text:style-name="T2">ou</text:span> SpringBoot, para os serviços/backend. <text:s/>A camada web pode ser feita simplesmente com HTML/JS ou qualquer ambiente integrado.</text:p>
      <text:p text:style-name="Heading_20_3"><text:bookmark text:name="_z3rabpm189a8"/>Testes a implementar</text:p>
      <text:p text:style-name="Standard">O projeto deve incluir a automação de diferentes tipos de teste:</text:p>
      <text:list xml:id="list1512432366" text:style-name="WWNum1">
        <text:list-item>
          <text:p text:style-name="P2">Testes unitários (sugestão: testes sobre a gestão da <text:span text:style-name="T1">cache</text:span>; teste sobre “validadores”, “conversores” ou <text:span text:style-name="T1">utils </text:span>em geral, se existirem). Tecnologia sugerida: JUnit.</text:p>
        </text:list-item>
        <text:list-item>
          <text:p text:style-name="P2">Isolamento de dependências com <text:span text:style-name="T1">mocks </text:span>(sugestão: teste unitário com isolamento da dependência do serviço externo de previsões). Tecnologia sugerida: JUnit + Mockito</text:p>
        </text:list-item>
        <text:list-item>
          <text:p text:style-name="P2">Teste de integração relativamente à API de serviços disponibilizada. Tecnologia sugerida: REST-Assured e/ou Arquillian.</text:p>
        </text:list-item>
        <text:list-item>
          <text:p text:style-name="P2">Teste funcional (sobre a interface web). Tecnologia sugerida: Selenium WebDriver.</text:p>
        </text:list-item>
      </text:list>
      <text:p text:style-name="P6"/>
      <text:p text:style-name="P7">No caso do projeto ser desenvolvido com SpringBoot, deve-se ter em atenção e utilizar as <text:s/>tecnologias e <text:a xlink:type="simple" xlink:href="https://www.baeldung.com/spring-boot-testing" text:style-name="ListLabel_20_28" text:visited-style-name="ListLabel_20_28"><text:span text:style-name="T7">padrões de testes próprios do SpringBoot</text:span></text:a>. <text:s/></text:p>
      <text:p text:style-name="Heading_20_3"><text:bookmark text:name="_almb4z9c71ov"/>Métricas de qualidade</text:p>
      <text:p text:style-name="P7">O projeto deve incluir a recolha das métricas de qualidade definidas no SonaQuebe. Para isso, deve-se também implementar: </text:p>
      <text:list xml:id="list65146602424576" text:continue-numbering="true" text:style-name="WWNum1">
        <text:list-item>
          <text:p text:style-name="P2">Integração de análise com SonarQuebe. Nota: se o projeto Git for público, pode ser analisado com o SonarCloud.</text:p>
        </text:list-item>
      </text:list>
      <text:p text:style-name="Heading_20_3"><text:bookmark text:name="_tinklmdd2rrv"/><text:soft-page-break/>Valorização (opcional!)</text:p>
      <text:p text:style-name="Standard">Como elementos de valorização:</text:p>
      <text:list xml:id="list65146690734195" text:continue-numbering="true" text:style-name="WWNum1">
        <text:list-item>
          <text:p text:style-name="P2">O número de dias da previsão pode ser variável, sendo indicado pelo utilizador, ou cliente da API.</text:p>
        </text:list-item>
        <text:list-item>
          <text:p text:style-name="P2">O projeto considera mais que uma fonte externa (API remota) e comuta entre uma e outra, ou por configuração, ou mediante a (in)disponibilidade das fontes.</text:p>
        </text:list-item>
      </text:list>
      <text:p text:style-name="P11"><text:bookmark text:name="_p8bgyd69ymph"/>Entrega</text:p>
      <text:p text:style-name="Standard">A entrega consiste num breve relatório e um projeto de código.</text:p>
      <text:list xml:id="list909859660" text:style-name="WWNum2">
        <text:list-item>
          <text:p text:style-name="P3">O Relatório (identificado) deve <text:span text:style-name="T2">explicar a estratégia</text:span> seguida/opções tomadas e <text:span text:style-name="T2">fornecer evidências</text:span> do que foi feito e os resultados obtidos (e.g.: screenshots dos passos representativos, (pequenos) trechos de código das partes chave, screenshots com os resultados dos testes, etc.). Os resultados da dashboard o SonarQuebe devem ser incluídos (e discutidos). → Submissão no Moodle.</text:p>
        </text:list-item>
        <text:list-item>
          <text:p text:style-name="P3">O repositório Git com a solução, cuja URL de acesso deve constar no início do relatório. <text:s text:c="3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Open Sans Light1" svg:font-family="'Open Sans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13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5in" fo:margin-bottom="0in" loext:contextual-spacing="false" fo:line-height="113%"/>
    </style:style>
    <style:style style:name="MT1" style:family="text">
      <style:text-properties style:font-name="Open Sans Light" fo:font-size="10pt" style:font-name-asian="Open Sans Light1" style:font-size-asian="10pt" style:font-name-complex="Open Sans Light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8in" fo:margin-left="0.8in" fo:margin-right="0.8in" fo:background-color="#ffffff" style:writing-mode="lr-tb" style:layout-grid-color="#c0c0c0" style:layout-grid-lines="256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8in" fo:margin-left="0in" fo:margin-right="0in" fo:margin-bottom="0.7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UA/DETI • 45426 Teste e Qualidade de Software | 2017/18 2ºS</text:span></text:p>
      </style:head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554" meta:character-count="3691" meta:non-whitespace-character-count="3172"/>
    <meta:generator>LibreOfficeDev/6.0.5.2$Linux_X86_64 LibreOffice_project/</meta:generator>
  </office:meta>
</office:document-meta>
</file>